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paragraph-rsid="000b948b"/>
    </style:style>
    <style:style style:name="P2" style:family="paragraph" style:parent-style-name="Heading_20_5">
      <style:text-properties fo:font-variant="normal" fo:text-transform="none" fo:color="#212529" loext:opacity="100%" style:font-name="system-ui" fo:letter-spacing="normal" fo:font-style="normal" fo:font-weight="normal" officeooo:paragraph-rsid="000b948b"/>
    </style:style>
    <style:style style:name="P3" style:family="paragraph" style:parent-style-name="Standard">
      <style:text-properties officeooo:rsid="000acab9" officeooo:paragraph-rsid="000b948b"/>
    </style:style>
    <style:style style:name="P4" style:family="paragraph" style:parent-style-name="Table_20_Contents">
      <style:text-properties officeooo:paragraph-rsid="000b948b"/>
    </style:style>
    <style:style style:name="P5" style:family="paragraph" style:parent-style-name="Text_20_body">
      <style:text-properties officeooo:rsid="000d0ec1" officeooo:paragraph-rsid="000b948b"/>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12529" loext:opacity="100%" style:font-name="system-ui" fo:font-size="12.25pt" fo:letter-spacing="normal" fo:font-style="normal" fo:font-weight="normal" officeooo:paragraph-rsid="000b948b"/>
    </style:style>
    <style:style style:name="P7" style:family="paragraph" style:parent-style-name="Text_20_body">
      <style:text-properties officeooo:paragraph-rsid="000b948b"/>
    </style:style>
    <style:style style:name="P8" style:family="paragraph" style:parent-style-name="Title">
      <style:paragraph-properties fo:break-before="page"/>
      <style:text-properties officeooo:paragraph-rsid="000b948b"/>
    </style:style>
    <style:style style:name="T1" style:family="text">
      <style:text-properties officeooo:rsid="000acab9"/>
    </style:style>
    <style:style style:name="T2" style:family="text">
      <style:text-properties fo:font-variant="normal" fo:text-transform="none" fo:color="#212529" loext:opacity="100%" style:font-name="system-ui" fo:font-size="12.25pt" fo:letter-spacing="normal" fo:font-style="normal" fo:font-weight="normal"/>
    </style:style>
    <style:style style:name="T3" style:family="text">
      <style:text-properties fo:font-variant="normal" fo:text-transform="none" fo:color="#212529" loext:opacity="100%" style:font-name="system-ui" fo:font-size="12.25pt" fo:letter-spacing="normal" fo:font-style="normal" fo:font-weight="normal" officeooo:rsid="000afbdb"/>
    </style:style>
    <style:style style:name="T4" style:family="text">
      <style:text-properties fo:font-variant="normal" fo:text-transform="none" fo:color="#212529" loext:opacity="100%" style:font-name="system-ui" fo:font-size="15.3000001907349pt" fo:letter-spacing="normal" fo:font-style="normal" fo:font-weight="normal"/>
    </style:style>
    <style:style style:name="T5" style:family="text">
      <style:text-properties fo:color="#212529" loext:opacity="100%" style:font-name="system-ui" fo:font-size="12.25pt" fo:letter-spacing="normal" fo:font-style="italic" fo:font-weight="normal"/>
    </style:style>
    <style:style style:name="T6" style:family="text">
      <style:text-properties officeooo:rsid="0006d2c5"/>
    </style:style>
    <style:style style:name="T7"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Page </text:span>Produits.html</text:p>
      <text:p text:style-name="P3">Barre de navigation : <text:span text:style-name="T7">Icone suivit du texte Cupcakes Crafters ensuite les différents points de menus:Accueil, Produits, Histoire et Contacts.</text:span></text:p>
      <text:h text:style-name="P1" text:outline-level="1">Nos Délicieux Cupcakes</text:h>
      <text:p text:style-name="P7"><text:span text:style-name="T4">Voici nos délicieux cupcakes.</text:span><text:line-break/><text:span text:style-name="T4">Nous avons une grande variété de saveurs:</text:span></text:p>
      <text:p text:style-name="P5"><text:span text:style-name="T4">Tableau html de produits :</text:span></text:p>
      <table:table table:name="Tableau1" table:style-name="Tableau1">
        <table:table-column table:style-name="Tableau1.A" table:number-columns-repeated="4"/>
        <table:table-row>
          <table:table-cell table:style-name="Tableau1.A1" office:value-type="string">
            <text:h text:style-name="P2" text:outline-level="5">Le Banana</text:h>
            <text:p text:style-name="P6">Cupcake tropical à la banane, garni d'un glaçage crémeux à la vanille et parsemé de fines tranches de banane fraîche et d'une pincée de cannelle.</text:p>
            <text:p text:style-name="P4"/>
          </table:table-cell>
          <table:table-cell table:style-name="Tableau1.A1" office:value-type="string">
            <text:h text:style-name="P2" text:outline-level="5">Le Caramelos</text:h>
            <text:p text:style-name="P6">Cupcake au caramel salé, avec un cœur fondant de caramel et un glaçage au beurre salé, garni d'un filet de caramel et de cristaux de sel de mer.</text:p>
            <text:p text:style-name="P4"/>
          </table:table-cell>
          <table:table-cell table:style-name="Tableau1.A1" office:value-type="string">
            <text:h text:style-name="P2" text:outline-level="5">Le Kakarot</text:h>
            <text:p text:style-name="P6">Cupcake à la carotte classique, richement épicé, avec un glaçage au fromage à la crème et décoré de petites carottes en pâte d'amande.</text:p>
            <text:p text:style-name="P4"/>
          </table:table-cell>
          <table:table-cell table:style-name="Tableau1.D1" office:value-type="string">
            <text:h text:style-name="P2" text:outline-level="5">Le Picolo</text:h>
            <text:p text:style-name="P6">Cupcake au chocolat noir profond avec une touche de menthe fraîche, recouvert d'un glaçage à la menthe verte et garni d'éclats de chocolat.</text:p>
            <text:p text:style-name="P4"/>
          </table:table-cell>
        </table:table-row>
        <table:table-row>
          <table:table-cell table:style-name="Tableau1.A2" office:value-type="string">
            <text:h text:style-name="P2" text:outline-level="5">Le Show Colate</text:h>
            <text:p text:style-name="P6">Cupcake au chocolat triple couche, avec un cœur de ganache au chocolat, recouvert de glaçage au chocolat et saupoudré de copeaux de chocolat noir.</text:p>
            <text:p text:style-name="P4"/>
          </table:table-cell>
          <table:table-cell table:style-name="Tableau1.A2" office:value-type="string">
            <text:h text:style-name="P2" text:outline-level="5">Le Lemon</text:h>
            <text:p text:style-name="P6">Cupcake rafraîchissant au citron, avec un glaçage au citron acidulé et une fine tranche de citron confit sur le dessus.</text:p>
            <text:p text:style-name="P4"/>
          </table:table-cell>
          <table:table-cell table:style-name="Tableau1.A2" office:value-type="string">
            <text:h text:style-name="P2" text:outline-level="5">La Fraise Wow</text:h>
            <text:p text:style-name="P6">Cupcake léger à la fraise, garni d'un glaçage à la fraise naturelle et d'une fraise fraîche juteuse sur le dessus.</text:p>
            <text:p text:style-name="P4"/>
          </table:table-cell>
          <table:table-cell table:style-name="Tableau1.D2" office:value-type="string">
            <text:h text:style-name="P2" text:outline-level="5">Le framboisier</text:h>
            <text:p text:style-name="P6">Cupcake à la framboise tendre, avec un glaçage rose pâle à la framboise et une framboise fraîche en garniture.</text:p>
            <text:p text:style-name="P4"/>
          </table:table-cell>
        </table:table-row>
        <table:table-row>
          <table:table-cell table:style-name="Tableau1.A2" office:value-type="string">
            <text:h text:style-name="P2" text:outline-level="5">Le marsien</text:h>
            <text:p text:style-name="P6">Ce cupcake aux allures martiennes arbore un glaçage vert et des <text:soft-page-break/>ornements argentés, comme des satellites gravitant dans un ciel extraterrestre. La base rouge rappelle le sol rougeoyant de Mars, faisant de ce dessert une fenêtre ouverte sur l’imaginaire spatial.</text:p>
            <text:p text:style-name="P4"/>
          </table:table-cell>
          <table:table-cell table:style-name="Tableau1.A2" office:value-type="string">
            <text:h text:style-name="P2" text:outline-level="5">Le Pistache</text:h>
            <text:p text:style-name="P6">Cupcake élégant à la pistache, avec un glaçage crémeux à la <text:soft-page-break/>pistache et saupoudré de pistaches concassées et d'une touche de feuille d'or.</text:p>
            <text:p text:style-name="P4"/>
          </table:table-cell>
          <table:table-cell table:style-name="Tableau1.A2" office:value-type="string">
            <text:h text:style-name="P2" text:outline-level="5">Le Red-Velvet</text:h>
            <text:p text:style-name="P6">Cupcake classique Red Velvet, avec un glaçage blanc contrastant au <text:soft-page-break/>fromage à la crème et une miette de Red Velvet sur le dessus.</text:p>
            <text:p text:style-name="P4"/>
          </table:table-cell>
          <table:table-cell table:style-name="Tableau1.D2" office:value-type="string">
            <text:h text:style-name="P2" text:outline-level="5">Le Sayan</text:h>
            <text:p text:style-name="P6">Ce cupcake Super Saiyan présente un glaçage jaune vif avec des <text:soft-page-break/>pointes dynamiques, saupoudré de poudre dorée pour une touche de brillance énergétique.</text:p>
            <text:p text:style-name="P4"/>
          </table:table-cell>
        </table:table-row>
        <table:table-row>
          <table:table-cell table:style-name="Tableau1.A2" office:value-type="string">
            <text:h text:style-name="P2" text:outline-level="5">Le King Charles</text:h>
            <text:p text:style-name="P6">Cupcake artistique est une représentation charmante d'un chien de race King Charles, créé avec une maîtrise exceptionnelle de la pâtisserie.<text:line-break/>Les détails sont si réalistes que l'on pourrait le confondre avec un véritable petit chien, des boucles de glaçage qui imitent parfaitement la fourrure soyeuse aux yeux expressifs et aux oreilles tombantes typiques de la race.<text:line-break/>La palette de couleurs marron et blanc ainsi que la position <text:soft-page-break/>attentive du chiot évoquent une douceur et une finesse invitant presque à la caresse plutôt qu'à la dégustation. C'est une véritable œuvre d'art comestible qui célèbre l'affection que nous portons à nos compagnons à quatre pattes.</text:p>
            <text:p text:style-name="P4"/>
          </table:table-cell>
          <table:table-cell table:style-name="Tableau1.A2" office:value-type="string">
            <text:p text:style-name="P4"/>
          </table:table-cell>
          <table:table-cell table:style-name="Tableau1.A2" office:value-type="string">
            <text:p text:style-name="P4"/>
          </table:table-cell>
          <table:table-cell table:style-name="Tableau1.D2" office:value-type="string">
            <text:p text:style-name="P4"/>
          </table:table-cell>
        </table:table-row>
      </table:table>
      <text:p text:style-name="P7"/>
      <text:p text:style-name="P7"><text:span text:style-name="T1">Footer : </text:span><text:span text:style-name="T2">© 2023 - </text:span><text:span text:style-name="T5">Cupcakes Crafters</text:span><text:span text:style-name="T2">, Inc </text:span><text:span text:style-name="T3">et tout à droite diverses icônes de réseaux sociaux : Facebook, X, Instagra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13:33:17.481727244</meta:creation-date>
    <dc:date>2024-01-04T13:34:11.021883355</dc:date>
    <meta:editing-duration>PT54S</meta:editing-duration>
    <meta:editing-cycles>1</meta:editing-cycles>
    <meta:document-statistic meta:table-count="1" meta:image-count="0" meta:object-count="0" meta:page-count="3" meta:paragraph-count="32" meta:word-count="485" meta:character-count="2928" meta:non-whitespace-character-count="2475"/>
    <meta:generator>LibreOffice/7.3.7.2$Linux_X86_64 LibreOffice_project/30$Build-2</meta:generator>
  </office:meta>
</office:document-meta>
</file>